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5.067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poprocesso_20201214154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NDONO DE CAR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NO DE FALT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ONO DE PERMANE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ÇÃO CAUTE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ÇÃO CIVIL PÚBL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ÇÃO DE IDENIZAÇÃO POR DANOS MORA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ÇÃO DE JUSTIF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ÇÃO JUDICI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ÇÃO ORDIN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ÇÃO ORDINÁRIA COM PEDIDO DE ANTECIPAÇÃO DE TUTE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ÇÃO POP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ORDO DE COOPE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UMULAÇÃO DE CARGOS, EMPREGOS E FUNÇÕ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DICIONAL DE INSALUBR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ICIONAL DE INSALUBRIDADE E PERICULOS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ICIONAL NOTURN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ICIONAL POR SERVIÇO EXTRAORDINÁRIO (Hora Extra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ICIONAL POR TEMPO DE SERVIÇO (Anuênios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7917" calcext:value-type="float">
            <text:p>42791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FASTAMENTO DO PAÍS (DOCENT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FASTAMENTO DO PAÍS (TÉCNICO-ADMINISTRATIV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FASTAMENTO NO PAÍS (DOCENT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FASTAMENTO NO PAÍS (TÉCNICO-ADMINISTRATIV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ASTAMENTO PARA A JUSTIÇA ELEITOR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FASTAMENTO PARA EXERCÍCIO DE MANDATO ELE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FASTAMENTO PARA SERVIR A OUTRO ÓRGÃO/ENTIDADE (Cessã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JUDA DE CUS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7166" calcext:value-type="float">
            <text:p>437166</text:p>
          </table:table-cell>
          <table:table-cell office:value-type="string" calcext:value-type="string">
            <text:p>ALIEN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3592" calcext:value-type="float">
            <text:p>373592</text:p>
          </table:table-cell>
          <table:table-cell office:value-type="string" calcext:value-type="string">
            <text:p>ALTERAÇÃO DE CARGA HORÁRIA (DOCENT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TERAÇÃO DE CARGA HORÁRIA (TÉCNICO-ADMINISTRATIV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TERAÇÃO DE PRÉ-REQUISI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9862" calcext:value-type="float">
            <text:p>369862</text:p>
          </table:table-cell>
          <table:table-cell office:value-type="string" calcext:value-type="string">
            <text:p>ALTERAÇÃO DE VAGAS EM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UNA GEST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UNO ESPECI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UNO ESPECIAL INSCRIÇÃO FORA DO PRAZ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IST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9878" calcext:value-type="float">
            <text:p>369878</text:p>
          </table:table-cell>
          <table:table-cell office:value-type="string" calcext:value-type="string">
            <text:p>ANULAÇÃO DE EMPEN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9702" calcext:value-type="float">
            <text:p>369702</text:p>
          </table:table-cell>
          <table:table-cell office:value-type="string" calcext:value-type="string">
            <text:p>ANULAÇÃO DE EMPENH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3658" calcext:value-type="float">
            <text:p>383658</text:p>
          </table:table-cell>
          <table:table-cell office:value-type="string" calcext:value-type="string">
            <text:p>APLICAÇÃO DO FATOR DE CORRE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3558" calcext:value-type="float">
            <text:p>633558</text:p>
          </table:table-cell>
          <table:table-cell office:value-type="string" calcext:value-type="string">
            <text:p>APOSENTADO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OSENTADORIA COMPULSÓ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OSENTADORIA POR INVALIDEZ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OSENTADORIA VOLUNT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POSTIL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PROVEITAMENTO DE ESTU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PU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TIVAÇÃO DE CADASTR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TUALIZAÇÃO CADASTR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TUALIZAÇÃO DE DADOS CADASTRAI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5666" calcext:value-type="float">
            <text:p>395666</text:p>
          </table:table-cell>
          <table:table-cell office:value-type="string" calcext:value-type="string">
            <text:p>AUTORIZAÇÃO PARA CONDUZIR VEÍCUL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XÍLIO ALIMEN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3029" calcext:value-type="float">
            <text:p>373029</text:p>
          </table:table-cell>
          <table:table-cell office:value-type="string" calcext:value-type="string">
            <text:p>AUXÍLIO FINANCEIRO A ESTUD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UXÍLIO FUNER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UXÍLIO NATAL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XÍLIO PRÉ-ESCOLAR (crech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UXÍLIO RECLU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VALIAÇÃO DE SAÚDE OCUPACIO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VERBAÇÃO DE TEMPO DE SERVIÇ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4647" calcext:value-type="float">
            <text:p>384647</text:p>
          </table:table-cell>
          <table:table-cell office:value-type="string" calcext:value-type="string">
            <text:p>AVERBAÇÃO DO TEMPO DE INSALUBR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9375" calcext:value-type="float">
            <text:p>409375</text:p>
          </table:table-cell>
          <table:table-cell office:value-type="string" calcext:value-type="string">
            <text:p>BASE DE PESQUIS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OLETO DE COBRANÇ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NCEL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NCELAMENTO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NCELAMENTO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LAÇÃO DE GRAU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LAÇÃO DE GRAU EM SEPAR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LAÇÃO DE GRAU INDIVIDU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NCLUINTES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NCORR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CURSO PÚBL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SIGNAÇÃO EM FOLHA DE PAG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46832" calcext:value-type="float">
            <text:p>646832</text:p>
          </table:table-cell>
          <table:table-cell office:value-type="string" calcext:value-type="string">
            <text:p>CONSUL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TRATAÇÃO DE PROFESSOR ASSOCI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TRATAÇÃO DE PROFESSOR SUBSTIT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TRATAÇÃO DE PROFESSOR VISIT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NTRATO ACADÊM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TRIBUIÇÃO PARA O PLANO DE SEGURIDADE SOCIAL DO SERVIDOR (PSS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NVÊN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NVENIO DE COOPERAÇÃO TECNICO-CIENTIF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ONVENIO DE ESTAGIO OBRIGATÓ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VENIO UFRN - FUNPEC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ONVI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OPERAÇÃO TÉCN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URSAR DISCIPLINA EM OUTRA I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URSAR DISCIPLINA FORA DA SE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URSO DE ESPECIALIZ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URS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SO DE FÉ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ECLARAÇÃO DE NEPOTISM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NU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SAVERBAÇÃO DE TEMPO DE SERVIÇ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DESCONHECIDO - VERSÃO ANTERI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9965" calcext:value-type="float">
            <text:p>369965</text:p>
          </table:table-cell>
          <table:table-cell office:value-type="string" calcext:value-type="string">
            <text:p>DESCUMPRIMENTO DE OBRIGAÇÃO CONTRATU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4941" calcext:value-type="float">
            <text:p>384941</text:p>
          </table:table-cell>
          <table:table-cell office:value-type="string" calcext:value-type="string">
            <text:p>DESIGN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SIGNAÇÃO DE DEPENDENTE ECONÔM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SIGNAÇÃO PARA FUNÇÃO GRATIFICA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ESINCORPORAÇÃO/DOAÇÃO DE BE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STRANCAMENTO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IÁ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SPENSA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SPENSA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SPENSA DE FUNÇÃO GRATIFICADA (FG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ISPENSA DE 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ISPENSA DE LICI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QUIVALENCIA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QUIVALÊNCIA DE DISCIPLIN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TÁGIO PROBATÓ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STUDO INDIVIDUALIZ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68814" calcext:value-type="float">
            <text:p>368814</text:p>
          </table:table-cell>
          <table:table-cell office:value-type="string" calcext:value-type="string">
            <text:p>EXCLUSÃO DE DEPENDENT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CLUSÃO DE MATRICULA EM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XCLUSÃO DE MATRÍCULA EM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3083" calcext:value-type="float">
            <text:p>383083</text:p>
          </table:table-cell>
          <table:table-cell office:value-type="string" calcext:value-type="string">
            <text:p>EXERCÍCIO PROVISÓ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1035" calcext:value-type="float">
            <text:p>371035</text:p>
          </table:table-cell>
          <table:table-cell office:value-type="string" calcext:value-type="string">
            <text:p>EXERCICIOS ANTERIORES DE P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XONERAÇÃO DE CARGO EFE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XONERAÇÃO DE CARGO EM COMIS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4364" calcext:value-type="float">
            <text:p>704364</text:p>
          </table:table-cell>
          <table:table-cell office:value-type="string" calcext:value-type="string">
            <text:p>EXONERAÇÃO DE FUNÇÃO GRATIFICA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É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GTS/GFIP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REQÜ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REQÜ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ATIFICAÇÃO DE ATIVIDADE EXECUTIVA (GA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ATIFICAÇÃO DE ESTÍMULO À DOCÊNCIA (GED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ATIFICAÇÃO DE RAIO X OU SUBSTÂNCIAS RADIOATIV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TIFICAÇÃO NATALINA (13º salári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OMOLOGAÇAO DE DISSERTAÇA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OMOLOGAÇAO DE TE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RÁRIO ESPECIAL PARA SERVIDOR ESTUDANTE E AO PORTADOR DE DEFICI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SPEDAGEM E REFE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MPLANTAÇÃO DE NO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MPLANTAÇÃO DE NOT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NCENTIVO FUNCIO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0507" calcext:value-type="float">
            <text:p>440507</text:p>
          </table:table-cell>
          <table:table-cell office:value-type="string" calcext:value-type="string">
            <text:p>INCLUSÃO DE DEPEND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0494" calcext:value-type="float">
            <text:p>440494</text:p>
          </table:table-cell>
          <table:table-cell office:value-type="string" calcext:value-type="string">
            <text:p>INCLUSÃO DE DEPEND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0489" calcext:value-type="float">
            <text:p>440489</text:p>
          </table:table-cell>
          <table:table-cell office:value-type="string" calcext:value-type="string">
            <text:p>INCLUSÃO DE DEPENDE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NCLUSÃO DE DEPENTEN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2338" calcext:value-type="float">
            <text:p>442338</text:p>
          </table:table-cell>
          <table:table-cell office:value-type="string" calcext:value-type="string">
            <text:p>INCORPO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NDICAÇÃO DE REPRESENT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EXIGIBILIDADE DE 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FORMAÇÕES PRELIMINAR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SENÇAO DE IMPOSTO DE REN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4233" calcext:value-type="float">
            <text:p>374233</text:p>
          </table:table-cell>
          <table:table-cell office:value-type="string" calcext:value-type="string">
            <text:p>JUSTIFICATIV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2070" calcext:value-type="float">
            <text:p>392070</text:p>
          </table:table-cell>
          <table:table-cell office:value-type="string" calcext:value-type="string">
            <text:p>LICENÇA À ADOTA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ICENÇA À ADOT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CENÇA À GEST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CENÇA CASAMENTO (GALA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CENÇA PARA ATIVIDADE POLÍT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CENÇA PARA CAPA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CENÇA PARA DESEMPENHO DE MANDATO CLASSIS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CENÇA PARA SERVIÇO MILIT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CENÇA PARA TRATAMENTO DE SAÚ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CENÇA PARA TRATAR DE INTERESSE PARTIC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CENÇA PATERN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CENÇA POR ACIDENTE EM SERVIÇ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ENÇA POR MORTE NA FAMÍL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ICENÇA POR MOTIVO DE AFASTAMENTO DO CÔNGUGE/COMPANHEIR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CENÇA POR MOTIVO DE DOENÇA EM PESSOA DA FAMÍL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ICENÇA PRÊM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ANDADO DE SEGURANÇ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NUTEN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TRICULA FORA DE PRAZ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TRÍCULA FORA DE PRAZ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59691" calcext:value-type="float">
            <text:p>759691</text:p>
          </table:table-cell>
          <table:table-cell office:value-type="string" calcext:value-type="string">
            <text:p>MOVIMEN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UDANÇA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udança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UDANÇA DE HABIL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UDANÇA DE NOM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6582" calcext:value-type="float">
            <text:p>386582</text:p>
          </table:table-cell>
          <table:table-cell office:value-type="string" calcext:value-type="string">
            <text:p>MUDANÇA DE REGIME DE CLT PARA RJU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3661" calcext:value-type="float">
            <text:p>383661</text:p>
          </table:table-cell>
          <table:table-cell office:value-type="string" calcext:value-type="string">
            <text:p>MUDANÇA DE REGIME JURÍD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UDANÇA DE TURN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MEAÇÃO PARA CARGO EFE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MEAÇÃO PARA CARGO EM COMIS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TIFICAÇÃO DE INVEN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AGAMENTO DE BOLSIS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1189" calcext:value-type="float">
            <text:p>381189</text:p>
          </table:table-cell>
          <table:table-cell office:value-type="string" calcext:value-type="string">
            <text:p>PAGAMENTO DE PENSÃO ALIMENTÍ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RCE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SSAGE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3116" calcext:value-type="float">
            <text:p>383116</text:p>
          </table:table-cell>
          <table:table-cell office:value-type="string" calcext:value-type="string">
            <text:p>PASTA FUNCIO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DIDO DE RECONSIDE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NALIDAD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NSÃO ALIMENTÍ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ERMUTA DE CENTR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ERMUTA DE TURN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8612" calcext:value-type="float">
            <text:p>408612</text:p>
          </table:table-cell>
          <table:table-cell office:value-type="string" calcext:value-type="string">
            <text:p>PLANO TRIE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REG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ESTAÇÃO DE CONT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7820" calcext:value-type="float">
            <text:p>397820</text:p>
          </table:table-cell>
          <table:table-cell office:value-type="string" calcext:value-type="string">
            <text:p>PRESTAÇÃO DE SERVIÇO DE PESSOA JURÍD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5465" calcext:value-type="float">
            <text:p>375465</text:p>
          </table:table-cell>
          <table:table-cell office:value-type="string" calcext:value-type="string">
            <text:p>PRESTAÇÃO DE SERVIÇO - PESSOA FÍ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RIMEIRA VIA DO DIPLO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RIMEIRA VIA DO DIPLOM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OCESSO ADMINISTRATIVO DISCIPLINAR - PAD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ROCESSO SELE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ROGRAMA DE MOBILIDADE ESTUDANTI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ROGRAMA DE MONITO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ROGRAMA ESTUDANTE CONVÊNIO DE GRADUAÇÃO (PEC-G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OGRAMA ESTUDANTE CONVENIO GRADUAÇÃO PEC-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ROGRESSÃO HORIZONTAL (Docent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OGRESSÃO POR CAPACITAÇÃO PROFISSIONAL (Técnico Administrativ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ROGRESSÃO POR MÉRITO PROFISSIONAL (Técnico Administrativ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OGRESSÃO POR TITULAÇÃO / INCENTIVO À QUALIFICAÇÃO (Técnico Administrativo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1615" calcext:value-type="float">
            <text:p>491615</text:p>
          </table:table-cell>
          <table:table-cell office:value-type="string" calcext:value-type="string">
            <text:p>PROGRESSÃO VERTIC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OGRESSÃO VERTICAL POR DESEMPENHO ACADÊMICO (Docent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OGRESSÃO VERTICAL POR TITULAÇÃO (Docente)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3421" calcext:value-type="float">
            <text:p>373421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1269" calcext:value-type="float">
            <text:p>391269</text:p>
          </table:table-cell>
          <table:table-cell office:value-type="string" calcext:value-type="string">
            <text:p>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ROJETO DE PESQUIS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ROJETO POLÍTICO-PEDAGÓG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ROPOSTA DE EDIT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ORROGAÇÃO DE PRAZ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ovid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OVIDÊNC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UEBRA DE PRÉ-REQUISI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EADAP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7918" calcext:value-type="float">
            <text:p>427918</text:p>
          </table:table-cell>
          <table:table-cell office:value-type="string" calcext:value-type="string">
            <text:p>RECEB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5319" calcext:value-type="float">
            <text:p>375319</text:p>
          </table:table-cell>
          <table:table-cell office:value-type="string" calcext:value-type="string">
            <text:p>RECOLHIMENTO DE IMPOST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ECONDU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E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DISTRIBU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0986" calcext:value-type="float">
            <text:p>420986</text:p>
          </table:table-cell>
          <table:table-cell office:value-type="string" calcext:value-type="string">
            <text:p>REDUÇÃO DE CARGA HOR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0985" calcext:value-type="float">
            <text:p>420985</text:p>
          </table:table-cell>
          <table:table-cell office:value-type="string" calcext:value-type="string">
            <text:p>REDUÇÃO DE CARGA HORÁ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EEMBOL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3290" calcext:value-type="float">
            <text:p>383290</text:p>
          </table:table-cell>
          <table:table-cell office:value-type="string" calcext:value-type="string">
            <text:p>REFORMA CURRICULAR LICENCIATU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3240" calcext:value-type="float">
            <text:p>383240</text:p>
          </table:table-cell>
          <table:table-cell office:value-type="string" calcext:value-type="string">
            <text:p>REFORMA CURRICULAR LICENCIATU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EGIME DE TRABAL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EGIME ESPECIAL À GESTA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GIMENTO INTERN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4095" calcext:value-type="float">
            <text:p>374095</text:p>
          </table:table-cell>
          <table:table-cell office:value-type="string" calcext:value-type="string">
            <text:p>REGISTRO EM PASTA FUNCIO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EINGRES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EINGRESSO AUTOMÁT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EINTEGRAÇÀ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IVIND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1612" calcext:value-type="float">
            <text:p>401612</text:p>
          </table:table-cell>
          <table:table-cell office:value-type="string" calcext:value-type="string">
            <text:p>RELÁTO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55114" calcext:value-type="float">
            <text:p>455114</text:p>
          </table:table-cell>
          <table:table-cell office:value-type="string" calcext:value-type="string">
            <text:p>RELATÓRIO DE CURSOS E EVENT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LÁTORIO FINAL DE CURSO DE ESPECIALIZ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7815" calcext:value-type="float">
            <text:p>397815</text:p>
          </table:table-cell>
          <table:table-cell office:value-type="string" calcext:value-type="string">
            <text:p>RELATÓRIO FINAL DE EV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9031" calcext:value-type="float">
            <text:p>449031</text:p>
          </table:table-cell>
          <table:table-cell office:value-type="string" calcext:value-type="string">
            <text:p>RELATORIO FINAL DE 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9032" calcext:value-type="float">
            <text:p>449032</text:p>
          </table:table-cell>
          <table:table-cell office:value-type="string" calcext:value-type="string">
            <text:p>RELATÓRIO FINAL DE PROJETO DE EXT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LATORIO FINAL DO CURS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EMO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60329" calcext:value-type="float">
            <text:p>760329</text:p>
          </table:table-cell>
          <table:table-cell office:value-type="string" calcext:value-type="string">
            <text:p>REOP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POSIÇÃO AO ERÁ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QUISIÇÃO DE SERVIÇ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EQUISIÇÃO DE SERVIÇOS PESSOA FI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EQUISIÇÃO DE SERVIÇOS PESSOA JURID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ESCISÃO DE CONTRA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5711" calcext:value-type="float">
            <text:p>385711</text:p>
          </table:table-cell>
          <table:table-cell office:value-type="string" calcext:value-type="string">
            <text:p>RESSARCIMENTO AO ERÁ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6574" calcext:value-type="float">
            <text:p>386574</text:p>
          </table:table-cell>
          <table:table-cell office:value-type="string" calcext:value-type="string">
            <text:p>RESTABELECIMENTO DE QUINTOS INCORPORA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ESULTADO DE ELE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1231" calcext:value-type="float">
            <text:p>471231</text:p>
          </table:table-cell>
          <table:table-cell office:value-type="string" calcext:value-type="string">
            <text:p>RETIF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ETIFICAÇÃO DE DIPLO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TIFICAÇÃO DE FREQÜ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TIFICAÇÃO DE NO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TIFICAÇÃO DE REGISTRO ACADÊM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ETIFICAÇÃO DE RESULTADO DE CON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EVALIDAÇÃO DE DIPLO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EVER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EVISÃO DE APOSENTADO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VISÃO DE APROVEITAMENTO DE ESTU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6790" calcext:value-type="float">
            <text:p>436790</text:p>
          </table:table-cell>
          <table:table-cell office:value-type="string" calcext:value-type="string">
            <text:p>REVISÃO DE PROVENT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ALÁRIO-FAMÍL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GUNDA VIA DO DIPLOM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EGUNDA VIA DO DIPLO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9215" calcext:value-type="float">
            <text:p>429215</text:p>
          </table:table-cell>
          <table:table-cell office:value-type="string" calcext:value-type="string">
            <text:p>SERVIÇO EXTRAORDINÁ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INDICÂ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O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3332" calcext:value-type="float">
            <text:p>533332</text:p>
          </table:table-cell>
          <table:table-cell office:value-type="string" calcext:value-type="string">
            <text:p>SOLICITAÇÃO DE ORÇ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UBSTITUIÇÃO DE CD E F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PRIMENTO DE FUN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PRIMENTOS DE FUNDOS ESPECI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3576" calcext:value-type="float">
            <text:p>383576</text:p>
          </table:table-cell>
          <table:table-cell office:value-type="string" calcext:value-type="string">
            <text:p>TAXA DE INSCR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ERMO ADITIVO DE CONTRA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ERMO ADITIVO DE CONVÊN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ERMO DE COOPE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7908" calcext:value-type="float">
            <text:p>707908</text:p>
          </table:table-cell>
          <table:table-cell office:value-type="string" calcext:value-type="string">
            <text:p>TERMO DE CURATE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ERMO DE DO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OMADA DE PREÇ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ANCAMENTO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RANCAMENTO DE DISCIPLINA FORA DO PRAZ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1709" calcext:value-type="float">
            <text:p>371709</text:p>
          </table:table-cell>
          <table:table-cell office:value-type="string" calcext:value-type="string">
            <text:p>TRANCAMENTO DE PROGRA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RANCAMENTO DE PROGRAMA FORA DE PRAZ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RANSFERENCIA COMPULSO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RANSFERÊNCIA COMPULSÓ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RANSFERÊNCIA VOLUNT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VACÂ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8542" calcext:value-type="float">
            <text:p>408542</text:p>
          </table:table-cell>
          <table:table-cell office:value-type="string" calcext:value-type="string">
            <text:p>VACÂ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LE TRANSPOR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8192" calcext:value-type="float">
            <text:p>378192</text:p>
          </table:table-cell>
          <table:table-cell office:value-type="string" calcext:value-type="string">
            <text:p>VALIDAÇÃO DE ATIVIDADE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885" meta:object-count="0"/>
    <meta:generator>LibreOffice/7.0.3.1$Windows_X86_64 LibreOffice_project/d7547858d014d4cf69878db179d326fc3483e082</meta:generator>
  </office:meta>
</office:document-meta>
</file>